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7" style:family="paragraph" style:parent-style-name="Table_20_Contents">
      <style:paragraph-properties fo:margin-left="0.053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f32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5">3</text:span><text:span text:style-name="T3">.</text:span><text:span text:style-name="T4">1</text:span><text:span text:style-name="T1">. </text:span><text:span text:style-name="T5">Otra vez e</text:span><text:span text:style-name="T4">l cabezal juega a ser mimo</text:span></text:p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17T20:04:48.168000000</dc:date>
    <meta:editing-duration>PT23M6S</meta:editing-duration>
    <meta:editing-cycles>33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10" meta:character-count="52" meta:non-whitespace-character-count="43"/>
  </office:meta>
</office:document-meta>
</file>